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Warren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33">
            <text:p>33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12">
            <text:p>112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45">
            <text:p>24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18">
            <text:p>618</text:p>
          </table:table-cell>
          <table:table-cell table:style-name="ce22" office:value-type="float" office:value="86">
            <text:p>8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475">
            <text:p>47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762">
            <text:p>762</text:p>
          </table:table-cell>
          <table:table-cell table:style-name="ce22" office:value-type="float" office:value="73">
            <text:p>7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577">
            <text:p>1577</text:p>
          </table:table-cell>
          <table:table-cell table:style-name="ce22" office:value-type="float" office:value="196">
            <text:p>19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195">
            <text:p>2195</text:p>
          </table:table-cell>
          <table:table-cell table:style-name="ce22" office:value-type="float" office:value="282">
            <text:p>28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